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0099ff" draw:fill-gradient-name="Linear_20_blue_2f_whit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draw:fill="gradient" draw:fill-color="#0000ff" draw:fill-gradient-name="Linear_20_blue_2f_white" draw:opacity="10%" draw:textarea-horizontal-align="justify" draw:textarea-vertical-align="middle" draw:auto-grow-height="false" draw:shadow-opacity="10%"/>
    </style:style>
    <style:style style:name="gr3" style:family="graphic" style:parent-style-name="standard">
      <style:graphic-properties draw:stroke="dash" draw:stroke-dash="Fine_20_Dashed" draw:fill="gradient" draw:fill-color="#0000ff" draw:fill-gradient-name="Linear_20_blue_2f_white" draw:opacity="35%" draw:textarea-horizontal-align="justify" draw:textarea-vertical-align="middle" draw:auto-grow-height="false" draw:shadow-opacity="35%"/>
    </style:style>
    <style:style style:name="gr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425cm" draw:marker-end="Arrow" draw:marker-end-width="0.52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2_20_Dots_20_3_20_Dashes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12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cm" svg:height="2.5cm" svg:x="2cm" svg:y="4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2.5cm" svg:height="2.5cm" svg:x="6.2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3.25cm" svg:y1="6cm" svg:x2="7.5cm" svg:y2="5.5cm">
          <text:p/>
        </draw:line>
        <draw:line draw:style-name="gr5" draw:text-style-name="P1" draw:layer="layout" svg:x1="7.6cm" svg:y1="5.5cm" svg:x2="11.9cm" svg:y2="5cm">
          <text:p/>
        </draw:line>
        <draw:line draw:style-name="gr6" draw:text-style-name="P1" draw:layer="layout" svg:x1="12cm" svg:y1="5cm" svg:x2="14cm" svg:y2="3cm">
          <text:p/>
        </draw:line>
        <draw:line draw:style-name="gr7" draw:text-style-name="P1" draw:layer="layout" svg:x1="12cm" svg:y1="5cm" svg:x2="14cm" svg:y2="5cm">
          <text:p/>
        </draw:line>
        <draw:line draw:style-name="gr8" draw:text-style-name="P1" draw:layer="layout" svg:x1="12cm" svg:y1="5cm" svg:x2="12cm" svg:y2="3cm">
          <text:p/>
        </draw:line>
        <draw:frame draw:style-name="gr9" draw:layer="layout" svg:width="2cm" svg:height="1.171cm" svg:x="10.5cm" svg:y="3.5cm">
          <draw:text-box>
            <text:p>Y<text:span text:style-name="T1">delta</text:span></text:p>
          </draw:text-box>
        </draw:frame>
        <draw:frame draw:style-name="gr9" draw:layer="layout" svg:width="2cm" svg:height="1.171cm" svg:x="12cm" svg:y="5.329cm">
          <draw:text-box>
            <text:p>X<text:span text:style-name="T1">del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5T01:10:42</meta:creation-date>
    <dc:date>2009-10-25T01:39:10</dc:date>
    <meta:editing-duration>PT00H28M30S</meta:editing-duration>
    <meta:editing-cycles>4</meta:editing-cycles>
    <meta:generator>OpenOffice.org/3.0$Linux OpenOffice.org_project/300m15$Build-9379</meta:generator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